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style-asian="italic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style:text-position="super 58%"/>
    </style:style>
    <style:style style:name="T5" style:family="text">
      <style:text-properties fo:font-variant="normal" fo:text-transform="none" style:text-position="super 58%" fo:font-style="normal"/>
    </style:style>
    <style:style style:name="T6" style:family="text">
      <style:text-properties fo:font-variant="normal" fo:text-transform="none" style:text-position="super 58%" fo:font-style="normal" style:text-underline-style="none"/>
    </style:style>
    <style:style style:name="T7" style:family="text">
      <style:text-properties fo:font-variant="normal" fo:text-transform="none" style:text-position="super 58%" fo:font-style="normal" style:text-underline-style="none" fo:font-weight="normal"/>
    </style:style>
    <style:style style:name="T8" style:family="text">
      <style:text-properties fo:font-variant="normal" fo:text-transform="none" style:text-position="super 58%" fo:font-style="italic"/>
    </style:style>
    <style:style style:name="T9" style:family="text">
      <style:text-properties fo:font-variant="normal" fo:text-transform="none" style:text-position="super 58%" fo:font-style="italic" style:text-underline-style="none"/>
    </style:style>
    <style:style style:name="T10" style:family="text">
      <style:text-properties fo:font-variant="normal" fo:text-transform="none" style:text-position="super 58%" fo:font-style="italic" style:text-underline-style="none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American Medical Association</text:p>
      <text:p text:style-name="OrgDocInfo"><text:initial-creator/></text:p>
      <text:p text:style-name="Text_20_body">Nicola L. C. Talbot in his book <text:reference-mark-start text:name="ZOTERO_ITEM CSL_CITATION {&quot;citationID&quot;:&quot;mxxGAJb9&quot;,&quot;properties&quot;:{&quot;formattedCitation&quot;:&quot;\\super 1\\nosupersub{}&quot;,&quot;plainCitation&quot;:&quot;1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Hlf2gFH5ec"/><text:span text:style-name="T7">1</text:span><text:reference-mark-end text:name="ZOTERO_ITEM CSL_CITATION {&quot;citationID&quot;:&quot;mxxGAJb9&quot;,&quot;properties&quot;:{&quot;formattedCitation&quot;:&quot;\\super 1\\nosupersub{}&quot;,&quot;plainCitation&quot;:&quot;1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Hlf2gFH5ec"/> says,</text:p>
      <text:p text:style-name="Quotations">"If you have a large number of citations in your document, it's best to use an external bibliographic application, such as <text:span text:style-name="OrgCode">bibtex</text:span> or <text:span text:style-name="OrgCode">biber</text:span>. However, that is beyond the scope of this book. See, instead, <text:span text:style-name="Emphasis">A Guide to LaTeX </text:span><text:reference-mark-start text:name="ZOTERO_ITEM CSL_CITATION {&quot;citationID&quot;:&quot;qWJIN3rW&quot;,&quot;properties&quot;:{&quot;formattedCitation&quot;:&quot;\\super 2\\nosupersub{}&quot;,&quot;plainCitation&quot;:&quot;2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yqeSBb2cUN"/><text:span text:style-name="Emphasis"><text:span text:style-name="T10">2</text:span></text:span><text:reference-mark-end text:name="ZOTERO_ITEM CSL_CITATION {&quot;citationID&quot;:&quot;qWJIN3rW&quot;,&quot;properties&quot;:{&quot;formattedCitation&quot;:&quot;\\super 2\\nosupersub{}&quot;,&quot;plainCitation&quot;:&quot;2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yqeSBb2cUN"/>, <text:span text:style-name="Emphasis">The LaTeX Companion</text:span> <text:s/><text:reference-mark-start text:name="ZOTERO_ITEM CSL_CITATION {&quot;citationID&quot;:&quot;TiAIsXBv&quot;,&quot;properties&quot;:{&quot;formattedCitation&quot;:&quot;\\super 3\\nosupersub{}&quot;,&quot;plainCitation&quot;:&quot;3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4iuls2LIEA"/><text:span text:style-name="T7">3</text:span><text:reference-mark-end text:name="ZOTERO_ITEM CSL_CITATION {&quot;citationID&quot;:&quot;TiAIsXBv&quot;,&quot;properties&quot;:{&quot;formattedCitation&quot;:&quot;\\super 3\\nosupersub{}&quot;,&quot;plainCitation&quot;:&quot;3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4iuls2LIEA"/> or <text:a xlink:type="simple" xlink:href="http://www.dickimaw-books.com/latex/thesis/" text:style-name="Internet_20_link" text:visited-style-name="Visited_20_Internet_20_Link">Using LaTeX to Write a PhD Thesis</text:a> <text:reference-mark-start text:name="ZOTERO_ITEM CSL_CITATION {&quot;citationID&quot;:&quot;NZyrPdGX&quot;,&quot;properties&quot;:{&quot;formattedCitation&quot;:&quot;\\super 4\\nosupersub{}&quot;,&quot;plainCitation&quot;:&quot;4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QJzLbKUpiD"/><text:span text:style-name="T7">4</text:span><text:reference-mark-end text:name="ZOTERO_ITEM CSL_CITATION {&quot;citationID&quot;:&quot;NZyrPdGX&quot;,&quot;properties&quot;:{&quot;formattedCitation&quot;:&quot;\\super 4\\nosupersub{}&quot;,&quot;plainCitation&quot;:&quot;4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QJzLbKUpiD"/>."</text:p>
      <text:p text:style-name="Text_20_body">Aristorle has authored many infuential works. <text:reference-mark-start text:name="ZOTERO_ITEM CSL_CITATION {&quot;citationID&quot;:&quot;Isvj3VLT&quot;,&quot;properties&quot;:{&quot;formattedCitation&quot;:&quot;\\super 5\\uc0\\u8211{}8\\nosupersub{}&quot;,&quot;plainCitation&quot;:&quot;5–8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0PZ1LoRcnr"/><text:span text:style-name="T7">5–8</text:span><text:reference-mark-end text:name="ZOTERO_ITEM CSL_CITATION {&quot;citationID&quot;:&quot;Isvj3VLT&quot;,&quot;properties&quot;:{&quot;formattedCitation&quot;:&quot;\\super 5\\uc0\\u8211{}8\\nosupersub{}&quot;,&quot;plainCitation&quot;:&quot;5–8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0PZ1LoRcnr"/></text:p>
      <text:h text:style-name="Heading_20_1" text:outline-level="1">Bibliography</text:h>
      <text:section text:style-name="Sect1" text:name="ZOTERO_BIBL {&quot;uncited&quot;:[],&quot;omitted&quot;:[],&quot;custom&quot;:[]} CSL_BIBLIOGRAPHY RNDhoFz1CFFBb">
        <text:p text:style-name="Bibliography_20_1">1.<text:tab/>Talbot NLC. <text:span text:style-name="T1">LaTeX for Complete Novices</text:span>. Vol 1. Dickmaw Books; 2012.</text:p>
        <text:p text:style-name="Bibliography_20_1">2.<text:tab/>Kopka H, Daly PW. <text:span text:style-name="T1">A Guide to LaTeX2ε Document Preparation for Beginners and Advanced Users</text:span>. Addison-Wesley; 1995.</text:p>
        <text:p text:style-name="Bibliography_20_1">3.<text:tab/>Goossens M, Mittelbach F, Samarin A. <text:span text:style-name="T1">The LaTeX Companion</text:span>. 1st ed. Addison-Wesley; 1994.</text:p>
        <text:p text:style-name="Bibliography_20_1">4.<text:tab/>Talbot NLC. <text:span text:style-name="T1">Using LaTeX to Write a Ph.D. Thesis</text:span>. Vol 2. Dickmaw Books; 2012.</text:p>
        <text:p text:style-name="Bibliography_20_1">5.<text:tab/>Aristotle. <text:span text:style-name="T1">Physics</text:span>. G. P. Putnam; 1929.</text:p>
        <text:p text:style-name="Bibliography_20_1">6.<text:tab/>Aristotle. <text:span text:style-name="T1">Poetics</text:span>. (Lucas DW, ed.). Clarendon Press; 1968.</text:p>
        <text:p text:style-name="Bibliography_20_1">7.<text:tab/>Aristotle. <text:span text:style-name="T1">The Rhetoric of Aristotle with a Commentary by the Late Edward Meredith Cope</text:span>. (Cope EM, ed.). Cambridge University Press; 1877.</text:p>
        <text:p text:style-name="Bibliography_20_1">8.<text:tab/>Aristotle. <text:span text:style-name="T1">De Anima</text:span>. (Hicks RD, ed.). Cambridge University Press; 1907.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2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NoBorderTableContents" style:family="paragraph"/>
    <style:style style:name="NoBorderTableContentsLeft" style:family="paragraph" style:parent-style-name="NoBorderTableContents">
      <style:paragraph-properties fo:text-align="star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end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star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end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star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end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star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end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star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end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star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end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star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end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star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end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star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CSLBibItemNo" style:family="text"/>
    <style:style style:name="OrgCSLCitedItemNo" style:family="text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fo:background-color="transparent" draw:fill="none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andscape" style:page-layout-name="Mpm2">
      <style:footer>
        <text:p text:style-name="MP1"><text:page-number text:select-page="current">0</text:page-number></text:p>
      </style:footer>
    </style:master-page>
    <style:master-page style:name="OrgTitlePage" style:page-layout-name="Mpm3" style:next-style-name="OrgFrontMatterPage"/>
    <style:master-page style:name="OrgFrontMatterPage" style:page-layout-name="Mpm4">
      <style:footer>
        <text:p text:style-name="MP1"><text:page-number text:select-page="current">0</text:page-number></text:p>
      </style:footer>
    </style:master-page>
    <style:master-page style:name="OrgFirstPage" style:page-layout-name="Mpm5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  <style:master-page style:name="Portrait" style:page-layout-name="Mpm1">
      <style:footer>
        <text:p text:style-name="MP1"><text:page-number text:select-page="current">0</text:page-number></text:p>
      </style:footer>
    </style:master-page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Chicago Manual of Style (Author-Date)</dc:title>
    <meta:initial-creator>Jambunathan K</meta:initial-creator>
    <dc:date>2024-04-26T15:50:23.205412301</dc:date>
    <meta:editing-duration>PT19M40S</meta:editing-duration>
    <meta:editing-cycles>14</meta:editing-cycles>
    <meta:generator>LibreOffice/24.2.1.2$Linux_X86_64 LibreOffice_project/420$Build-2</meta:generator>
    <meta:document-statistic meta:table-count="0" meta:image-count="0" meta:object-count="0" meta:page-count="1" meta:paragraph-count="19" meta:word-count="187" meta:character-count="1093" meta:non-whitespace-character-count="923"/>
    <meta:user-defined meta:name="ZOTERO_PREF_1">&lt;data data-version="3" zotero-version="6.0.35"&gt;&lt;session id="cNg65YY6"/&gt;&lt;style id="http://www.zotero.org/styles/american-medical-association" hasBibliography="1" bibliographyStyleHasBeenSet="1"/&gt;&lt;prefs&gt;&lt;pref name="fieldType" value="ReferenceMark"/&gt;&lt;/prefs&gt;</meta:user-defined>
    <meta:user-defined meta:name="ZOTERO_PREF_2">&lt;/data&gt;</meta:user-defined>
  </office:meta>
</office:document-meta>
</file>